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d185" officeooo:paragraph-rsid="001a2900"/>
    </style:style>
    <style:style style:name="P2" style:family="paragraph" style:parent-style-name="Standard">
      <style:text-properties fo:color="#808080" style:font-name="Arial" fo:font-size="14pt" fo:font-weight="bold" officeooo:rsid="001a2900" officeooo:paragraph-rsid="001a2900" style:font-name-asian="Arial Unicode MS" style:font-size-asian="14pt" style:font-weight-asian="bold" style:font-name-complex="Tahoma" style:font-size-complex="14pt" style:font-weight-complex="bold"/>
    </style:style>
    <style:style style:name="P3" style:family="paragraph" style:parent-style-name="Standard">
      <style:text-properties officeooo:rsid="001a2900" officeooo:paragraph-rsid="001a2900"/>
    </style:style>
    <style:style style:name="P4" style:family="paragraph" style:parent-style-name="Standard">
      <style:text-properties officeooo:paragraph-rsid="001a2900"/>
    </style:style>
    <style:style style:name="T1" style:family="text">
      <style:text-properties officeooo:rsid="0018d0d2"/>
    </style:style>
    <style:style style:name="T2" style:family="text">
      <style:text-properties fo:color="#808080" style:font-name="Arial" fo:font-size="14pt" fo:font-weight="bold" officeooo:rsid="0018d0d2" style:font-name-asian="Arial Unicode MS" style:font-size-asian="14pt" style:font-weight-asian="bold" style:font-name-complex="Tahoma" style:font-size-complex="14pt" style:font-weight-complex="bold"/>
    </style:style>
    <style:style style:name="T3" style:family="text">
      <style:text-properties officeooo:rsid="001a2900"/>
    </style:style>
    <style:style style:name="T4" style:family="text">
      <style:text-properties officeooo:rsid="0013bc48"/>
    </style:style>
    <style:style style:name="T5" style:family="text">
      <style:text-properties officeooo:rsid="00140811"/>
    </style:style>
    <style:style style:name="T6" style:family="text">
      <style:text-properties style:font-name="Arial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T7" style:family="text">
      <style:text-properties fo:color="#000080" style:font-name="Arial" fo:font-size="14pt" fo:language="zxx" fo:country="none" style:text-underline-style="solid" style:text-underline-width="auto" style:text-underline-color="font-color" fo:font-weight="bold" officeooo:rsid="0018d0d2" style:font-name-asian="Arial Unicode MS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T8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8_1" text:name="py3o.i8_1"/>
      </text:user-field-decls>
      <text:p text:style-name="P2">Access of variable in nested loop</text:p>
      <text:p text:style-name="P3"/>
      <text:p text:style-name="P4"><text:a xlink:type="simple" xlink:href="py3o://for=%22i8%20in%20my8list%22"><text:span text:style-name="T3">for="i8 in my8list"</text:span></text:a></text:p>
      <text:p text:style-name="P4"><text:a xlink:type="simple" xlink:href="py3o://for=&quot;i8_1 in i8&quot;"><text:span text:style-name="T5">for="i8_1 in i8"</text:span></text:a></text:p>
      <text:p text:style-name="P4"><text:tab/><text:user-field-get text:name="py3o.i8_1">i8_1</text:user-field-get></text:p>
      <text:p text:style-name="P1"><text:a xlink:type="simple" xlink:href="py3o:///for"><text:span text:style-name="T1">/for</text:span></text:a></text:p>
      <text:p text:style-name="Text_20_body"><text:a xlink:type="simple" xlink:href="py3o:///for"><text:span text:style-name="T8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4-11-28T15:31:53.813013694</dc:date>
    <dc:creator>Anael Lorimier</dc:creator>
    <meta:editing-duration>P0D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6" meta:word-count="15" meta:character-count="81" meta:non-whitespace-character-count="71"/>
  </office:meta>
</office:document-meta>
</file>